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05cm" style:rel-column-width="20824*"/>
    </style:style>
    <style:style style:name="Table4.B" style:family="table-column">
      <style:table-column-properties style:column-width="11.178cm" style:rel-column-width="4471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5" style:family="paragraph" style:parent-style-name="Document_20_SubTitle">
      <style:paragraph-properties fo:margin-left="0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14pt" fo:font-weight="bold" style:font-size-asian="14pt" style:font-weight-asian="bold" style:font-name-complex="Tahoma4"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Text_20_body">
      <style:text-properties style:language-asian="zh" style:country-asian="TW"/>
    </style:style>
    <style:style style:name="P16" style:family="paragraph" style:parent-style-name="Table_20_Heading">
      <style:text-properties fo:font-size="10pt" style:font-size-asian="10pt" style:font-size-complex="10pt"/>
    </style:style>
    <style:style style:name="P17" style:family="paragraph" style:parent-style-name="Table_20_Contents">
      <style:text-properties fo:font-size="9pt" style:font-size-asian="9pt" style:font-size-complex="9pt"/>
    </style:style>
    <style:style style:name="P18" style:family="paragraph" style:parent-style-name="Table_20_Contents">
      <style:text-properties fo:font-size="10pt" style:font-size-asian="10pt" style:font-size-complex="10pt"/>
    </style:style>
    <style:style style:name="P19" style:family="paragraph" style:parent-style-name="Table_20_Heading">
      <style:text-properties style:font-name="Verdana" fo:font-size="10pt" style:font-size-asian="10pt" style:font-size-complex="10pt"/>
    </style:style>
    <style:style style:name="P20"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2" style:family="paragraph" style:parent-style-name="Standard">
      <style:text-properties style:language-asian="zh" style:country-asian="TW"/>
    </style:style>
    <style:style style:name="P23" style:family="paragraph" style:parent-style-name="Standard">
      <style:paragraph-properties fo:text-align="start" style:justify-single-word="false"/>
      <style:text-properties style:language-asian="zh" style:country-asian="TW"/>
    </style:style>
    <style:style style:name="P24" style:family="paragraph" style:parent-style-name="Table_20_Contents">
      <style:text-properties style:font-name="Courier New1"/>
    </style:style>
    <style:style style:name="P25" style:family="paragraph" style:parent-style-name="Table_20_Contents">
      <style:text-properties style:language-asian="zh" style:country-asian="TW"/>
    </style:style>
    <style:style style:name="P26" style:family="paragraph" style:parent-style-name="Text_20_body">
      <style:text-properties style:font-name="Verdana1" style:language-asian="zh" style:country-asian="TW"/>
    </style:style>
    <style:style style:name="P27" style:family="paragraph" style:parent-style-name="Text_20_body" style:list-style-name="L1"/>
    <style:style style:name="P28" style:family="paragraph" style:parent-style-name="Text_20_body" style:list-style-name="L1">
      <style:text-properties style:language-asian="zh" style:country-asian="TW"/>
    </style:style>
    <style:style style:name="P29" style:family="paragraph" style:parent-style-name="Text_20_body_20_indent" style:list-style-name="L2"/>
    <style:style style:name="P30" style:family="paragraph" style:parent-style-name="Text_20_body" style:list-style-name="L3">
      <style:paragraph-properties fo:margin-left="1.222cm" fo:margin-right="0cm" fo:text-align="start" style:justify-single-word="false" fo:text-indent="0cm" style:auto-text-indent="false"/>
    </style:style>
    <style:style style:name="P31" style:family="paragraph" style:parent-style-name="Text_20_body">
      <style:paragraph-properties fo:margin-left="1.222cm" fo:margin-right="0cm" fo:text-align="start" style:justify-single-word="false" fo:text-indent="0cm" style:auto-text-indent="false"/>
    </style:style>
    <style:style style:name="P32" style:family="paragraph" style:parent-style-name="Text_20_body" style:list-style-name="L4">
      <style:paragraph-properties fo:margin-left="1.203cm" fo:margin-right="0cm" fo:text-align="start" style:justify-single-word="false" fo:text-indent="0cm" style:auto-text-indent="false"/>
    </style:style>
    <style:style style:name="P33" style:family="paragraph" style:parent-style-name="Text_20_body" style:list-style-name="L4">
      <style:paragraph-properties fo:margin-left="1.222cm" fo:margin-right="0cm" fo:text-align="start" style:justify-single-word="false" fo:text-indent="0cm" style:auto-text-indent="false"/>
    </style:style>
    <style:style style:name="P34" style:family="paragraph" style:parent-style-name="Text_20_body">
      <style:paragraph-properties fo:margin-left="1.203cm" fo:margin-right="0cm" fo:text-align="start" style:justify-single-word="false" fo:text-indent="0cm" style:auto-text-indent="false"/>
    </style:style>
    <style:style style:name="P35" style:family="paragraph" style:parent-style-name="Text_20_body" style:master-page-name="">
      <style:paragraph-properties fo:keep-with-next="auto"/>
    </style:style>
    <style:style style:name="P36" style:family="paragraph" style:parent-style-name="Table_20_Contents">
      <style:text-properties fo:font-style="italic" style:language-asian="zh" style:country-asian="TW" style:font-style-asian="italic" style:font-style-complex="italic"/>
    </style:style>
    <style:style style:name="P37"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TW" style:font-size-complex="10pt"/>
    </style:style>
    <style:style style:name="T4" style:family="text">
      <style:text-properties fo:font-size="10pt" fo:background-color="transparent" style:font-size-asian="10pt" style:font-size-complex="10pt"/>
    </style:style>
    <style:style style:name="T5" style:family="text">
      <style:text-properties style:font-name="Verdana" fo:font-size="10pt" style:font-size-asian="10pt" style:font-size-complex="10pt"/>
    </style:style>
    <style:style style:name="T6" style:family="text">
      <style:text-properties style:font-name="Verdana" fo:font-size="10pt" style:font-size-asian="10pt"/>
    </style:style>
    <style:style style:name="T7" style:family="text">
      <style:text-properties style:font-name="Courier New1" style:language-asian="zh" style:country-asian="TW"/>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Verdana" style:language-asian="zh" style:country-asian="TW"/>
    </style:style>
    <style:style style:name="T11" style:family="text">
      <style:text-properties style:font-name="Verdana1"/>
    </style:style>
    <style:style style:name="T12" style:family="text">
      <style:text-properties style:font-name="Courier New1" style:language-asian="zh" style:country-asian="TW"/>
    </style:style>
    <style:style style:name="T13" style:family="text">
      <style:text-properties style:font-name="Courier New1"/>
    </style:style>
    <style:style style:name="T14" style:family="text">
      <style:text-properties style:font-name="Verdana1" style:font-name-asian="Verdana1"/>
    </style:style>
    <style:style style:name="T15" style:family="text">
      <style:text-properties style:font-name="Courier New1" style:font-name-asian="Verdana1"/>
    </style:style>
    <style:style style:name="T16" style:family="text">
      <style:text-properties style:font-name="Courier New1" style:font-name-asian="Verdana1" style:language-asian="zh" style:country-asian="TW"/>
    </style:style>
    <style:style style:name="T17" style:family="text">
      <style:text-properties style:font-name="Verdana1" style:font-name-asian="Verdana1" style:language-asian="zh" style:country-asian="TW"/>
    </style:style>
    <style:style style:name="T18" style:family="text">
      <style:text-properties style:use-window-font-color="true" style:text-underline-style="none"/>
    </style:style>
    <style:style style:name="T19" style:family="text">
      <style:text-properties style:use-window-font-color="true" style:font-name="Courier New1" style:text-underline-style="none"/>
    </style:style>
    <style:style style:name="T20" style:family="text">
      <style:text-properties style:use-window-font-color="true" style:text-underline-style="none"/>
    </style:style>
    <style:style style:name="T21" style:family="text">
      <style:text-properties style:use-window-font-color="true" style:text-underline-style="none" fo:font-weight="bold" style:font-weight-asian="bold" style:font-weight-complex="bold"/>
    </style:style>
    <style:style style:name="T22" style:family="text">
      <style:text-properties style:use-window-font-color="true" style:text-underline-style="none" fo:font-weight="bold" style:language-asian="zh" style:country-asian="TW" style:font-weight-asian="bold" style:font-weight-complex="bold"/>
    </style:style>
    <style:style style:name="T23" style:family="text">
      <style:text-properties style:use-window-font-color="true" style:text-underline-style="none" style:language-asian="zh" style:country-asian="TW"/>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font-name="Courier New1" style:text-underline-style="none" style:language-asian="zh" style:country-asian="TW"/>
    </style:style>
    <style:style style:name="T26" style:family="text">
      <style:text-properties style:language-asian="ja" style:country-asian="JP"/>
    </style:style>
    <style:style style:name="T27" style:family="text">
      <style:text-properties style:use-window-font-color="true" style:text-underline-style="none" style:language-asian="zh" style:country-asian="TW"/>
    </style:style>
    <style:style style:name="T28" style:family="text">
      <style:text-properties style:language-asian="zh" style:country-asian="TW"/>
    </style:style>
    <style:style style:name="T29"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4"/>
      <text:p text:style-name="Document_20_Title">The Quick Start Guide</text:p>
      <text:p text:style-name="Document_20_SubTitle">Version 3.0.7</text:p>
      <text:p text:style-name="P5"/>
      <text:p text:style-name="P6">August 2008</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Before You Start<text:tab/>4</text:p>
          <text:p text:style-name="P14"><text:a xlink:type="simple" xlink:href="#1.1.New to the Servlet Container (aka., Java Web Server)|outline" text:style-name="Internet_20_link" text:visited-style-name="Internet_20_link">New to the Servlet Container (aka., Java Web Server)<text:tab/>4</text:a></text:p>
          <text:p text:style-name="P14"><text:a xlink:type="simple" xlink:href="#1.2.New to Java Language|outline" text:style-name="Internet_20_link" text:visited-style-name="Internet_20_link">New to Java Language<text:tab/>4</text:a></text:p>
          <text:p text:style-name="P14"><text:a xlink:type="simple" xlink:href="#1.3.New to Java Integrated Development Environment (IDE)|outline" text:style-name="Internet_20_link" text:visited-style-name="Internet_20_link">New to Java Integrated Development Environment (IDE)<text:tab/>4</text:a></text:p>
          <text:p text:style-name="P13">1. What to Download<text:tab/>5</text:p>
          <text:p text:style-name="P13">2. Run the Demo<text:tab/>6</text:p>
          <text:p text:style-name="P13">3. Installation<text:tab/>7</text:p>
          <text:p text:style-name="P14"><text:a xlink:type="simple" xlink:href="#4.1.Alternative 1: Bundle ZK into Your Web Application|outline" text:style-name="Internet_20_link" text:visited-style-name="Internet_20_link">Alternative 1: Bundle ZK into Your Web Application<text:tab/>7</text:a></text:p>
          <text:p text:style-name="P14"><text:a xlink:type="simple" xlink:href="#4.2.Alternative 2: Install ZK to Be Shared by All Web Applications|outline" text:style-name="Internet_20_link" text:visited-style-name="Internet_20_link">Alternative 2: Install ZK to Be Shared by All Web Applications<text:tab/>7</text:a></text:p>
          <text:p text:style-name="P14"><text:a xlink:type="simple" xlink:href="#4.3.Working with MySQL3|outline" text:style-name="Internet_20_link" text:visited-style-name="Internet_20_link">Working with MySQL<text:tab/>9</text:a></text:p>
          <text:p text:style-name="P13">4. The Content of Binary Distribution<text:tab/>10</text:p>
          <text:p text:style-name="P14"><text:a xlink:type="simple" xlink:href="#5.1./doc|outline" text:style-name="Internet_20_link" text:visited-style-name="Internet_20_link">/doc<text:tab/>10</text:a></text:p>
          <text:p text:style-name="P14"><text:a xlink:type="simple" xlink:href="#5.2./dist/lib|outline" text:style-name="Internet_20_link" text:visited-style-name="Internet_20_link">/dist/lib<text:tab/>10</text:a></text:p>
          <text:p text:style-name="P14"><text:a xlink:type="simple" xlink:href="#5.3./dist/lib/zkforge|outline" text:style-name="Internet_20_link" text:visited-style-name="Internet_20_link">/dist/lib/zkforge<text:tab/>10</text:a></text:p>
          <text:p text:style-name="P14"><text:a xlink:type="simple" xlink:href="#5.4./dist/lib/ext|outline" text:style-name="Internet_20_link" text:visited-style-name="Internet_20_link">/dist/lib/ext<text:tab/>10</text:a></text:p>
          <text:p text:style-name="P14"><text:a xlink:type="simple" xlink:href="#5.5./dist/src|outline" text:style-name="Internet_20_link" text:visited-style-name="Internet_20_link">/dist/src<text:tab/>12</text:a></text:p>
          <text:p text:style-name="P14"><text:a xlink:type="simple" xlink:href="#5.6./dist/xsd|outline" text:style-name="Internet_20_link" text:visited-style-name="Internet_20_link">/dist/xsd<text:tab/>12</text:a></text:p>
          <text:p text:style-name="P14"><text:a xlink:type="simple" xlink:href="#5.7./dist/WEB-INF|outline" text:style-name="Internet_20_link" text:visited-style-name="Internet_20_link">/dist/WEB-INF<text:tab/>12</text:a></text:p>
          <text:p text:style-name="P13">5. The Content of Demo Distribution<text:tab/>13</text:p>
          <text:p text:style-name="P14"><text:a xlink:type="simple" xlink:href="#6.1./|outline" text:style-name="Internet_20_link" text:visited-style-name="Internet_20_link">/<text:tab/>13</text:a></text:p>
          <text:p text:style-name="P14"><text:a xlink:type="simple" xlink:href="#6.2./zkdemo|outline" text:style-name="Internet_20_link" text:visited-style-name="Internet_20_link">/zkdemo<text:tab/>13</text:a></text:p>
          <text:p text:style-name="P14"><text:a xlink:type="simple" xlink:href="#6.3./MyApp|outline" text:style-name="Internet_20_link" text:visited-style-name="Internet_20_link">/MyApp<text:tab/>13</text:a></text:p>
          <text:p text:style-name="P13">6. My First ZK Application<text:tab/>14</text:p>
          <text:p text:style-name="P14"><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5">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6">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7"><text:span text:style-name="T3">Installer for Windows:</text:span><text:a xlink:type="simple" xlink:href="http://apache.ntu.edu.tw/tomcat/tomcat-5/v5.5.25/bin/apache-tomcat-5.5.25.exe"><text:span text:style-name="T4">apache-tomcat-5.5.20.exe</text:span></text:a></text:p>
            <text:p text:style-name="P18">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8"><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5">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19">URLs</text:p>
            </table:table-cell>
          </table:table-row>
        </table:table-header-rows>
        <table:table-row table:style-name="Table3.1">
          <table:table-cell table:style-name="Table3.A2" office:value-type="string">
            <text:p text:style-name="P20">Language Basic</text:p>
          </table:table-cell>
          <table:table-cell table:style-name="Table3.B2" office:value-type="string">
            <text:p text:style-name="P21"><text:a xlink:type="simple" xlink:href="http://java.sun.com/docs/books/tutorial/java/nutsandbolts/index.html"><text:span text:style-name="T5">http://java.sun.com/docs/books/tutorial/java/nutsandbolts/index.html</text:span></text:a></text:p>
          </table:table-cell>
        </table:table-row>
        <table:table-row table:style-name="Table3.1">
          <table:table-cell table:style-name="Table3.A2" office:value-type="string">
            <text:p text:style-name="P20">Class and Object</text:p>
          </table:table-cell>
          <table:table-cell table:style-name="Table3.B2" office:value-type="string">
            <text:p text:style-name="P21"><text:a xlink:type="simple" xlink:href="http://java.sun.com/docs/books/tutorial/java/concepts/index.html"><text:span text:style-name="T5">http://java.sun.com/docs/books/tutorial/java/concepts/index.html</text:span></text:a></text:p>
            <text:p text:style-name="P21"><text:a xlink:type="simple" xlink:href="http://java.sun.com/docs/books/tutorial/java/javaOO/index.html"><text:span text:style-name="T5">http://java.sun.com/docs/books/tutorial/java/javaOO/index.html</text:span></text:a></text:p>
            <text:p text:style-name="P21"><text:a xlink:type="simple" xlink:href="http://java.sun.com/docs/books/tutorial/java/IandI/index.html"><text:span text:style-name="T6">http://java.sun.com/docs/books/tutorial/java/IandI/index.html</text:span></text:a></text:p>
          </table:table-cell>
        </table:table-row>
      </table:table>
      <text:h text:style-name="Heading_20_2" text:outline-level="2">New to Java Int<text:span text:style-name="T2">egrated Development Environment (IDE)</text:span></text:h>
      <text:p text:style-name="P22">Eclipse is one of the most popular Java IDEs. With IDE, it is easier to develop and debug your Web applications. Moreover, you can understand ZK better by debugging through ZK's source codes.</text:p>
      <text:p text:style-name="P23">The step-by-step setup guide can be found in one of our small talks:</text:p>
      <text:p text:style-name="P23"><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4">zk-bin-std-3.0.7.tar.gz</text:p>
            <text:p text:style-name="P24">zk-bin-std-3.0.7.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5">It is also called the standard edition.</text:p>
          </table:table-cell>
        </table:table-row>
        <table:table-row>
          <table:table-cell table:style-name="Table1.A2" office:value-type="string">
            <text:p text:style-name="P24">zk-bin—prof-3.0.7.tar.gz</text:p>
            <text:p text:style-name="P24">zk-bin-prof-3.0.7.zip</text:p>
          </table:table-cell>
          <table:table-cell table:style-name="Table1.B2" office:value-type="string">
            <text:p text:style-name="Table_20_Contents">The binary dis<text:span text:style-name="T2">tribution of ZK, including the standard edition, JFreeChart, Google Maps, Jasper Reports, and layout components.</text:span></text:p>
            <text:p text:style-name="P25">It is also called the professional edition.</text:p>
          </table:table-cell>
        </table:table-row>
        <table:table-row>
          <table:table-cell table:style-name="Table1.A2" office:value-type="string">
            <text:p text:style-name="P24">zk-bin-3.0.7.tar.gz</text:p>
            <text:p text:style-name="P24">zk-bin-3.0.7.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7">zkmax.jar</text:span><text:span text:style-name="T2">), and versatile plug-ins, such as Ruby, Groovy, JavaScript, MVEL and OGNL.</text:span></text:p>
            <text:p text:style-name="P25">It is also called the enterprise edition.</text:p>
          </table:table-cell>
        </table:table-row>
        <table:table-row>
          <table:table-cell table:style-name="Table1.A2" office:value-type="string">
            <text:p text:style-name="P24">zk-demo-3.0.7.zip</text:p>
          </table:table-cell>
          <table:table-cell table:style-name="Table1.B2" office:value-type="string">
            <text:p text:style-name="Table_20_Contents">Standalone <text:s/><text:span text:style-name="T8">zkdemo</text:span> app<text:span text:style-name="T2">lication in WAR and EAR format, and the source codes of </text:span><text:span text:style-name="T7">zkdemo</text:span><text:span text:style-name="T2">.</text:span></text:p>
            <text:p text:style-name="P25">It is the fastest way to test drive the features of ZK without configuring your Web server.</text:p>
          </table:table-cell>
        </table:table-row>
        <table:table-row>
          <table:table-cell table:style-name="Table1.A2" office:value-type="string">
            <text:p text:style-name="P24">zk-javadoc-3.0.7.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24">zk-src-3.0.7.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9">The simplest way to test drive the power of ZK is to visit </text:span><text:a xlink:type="simple" xlink:href="http://www.zkoss.org/zkdemo/userguide"><text:span text:style-name="T10">http://www.zkoss.org/zkdemo/userguide</text:span></text:a><text:span text:style-name="T9">.</text:span></text:p>
      <text:p text:style-name="P26">If you want to run the demo in your local server, you can follow the following steps.</text:p>
      <text:list text:style-name="L1">
        <text:list-item>
          <text:p text:style-name="P27"><text:span text:style-name="T11">Download </text:span><text:span text:style-name="T8">zk-demo-3.0.7.zip</text:span><text:span text:style-name="T11"> from </text:span><text:a xlink:type="simple" xlink:href="http://sourceforge.net/project/showfiles.php?group_id=152762&amp;package_id=169309">here (sourceforge.net)</text:a><text:span text:style-name="T11">.</text:span></text:p>
        </text:list-item>
        <text:list-item>
          <text:p text:style-name="P27"><text:span text:style-name="T11">After uncompressing the file, you can deploy </text:span><text:span text:style-name="T8">zkdemo.war</text:span><text:span text:style-name="T11"> or </text:span><text:span text:style-name="T8">zkdemo.ear</text:span><text:span text:style-name="T11"> to your Web or application server.<text:line-break/><text:line-break/>Most Web or app</text:span><text:span text:style-name="T9">lication</text:span><text:span text:style-name="T11">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2">http://en.wikibooks.org/wiki/ZK/How-Tos#Installation_and_Configuration</text:span></text:a><text:span text:style-name="T9">, where the ZK community maintains the installation guides for many Web or application servers.<text:line-break/><text:line-break/>For Tomcat server, you can copy it directly to the </text:span><text:span text:style-name="T7">$TOMCAT_DIR/webapps</text:span><text:span text:style-name="T9"> directory, and then Tomcat will start the deployment automatically.</text:span></text:p>
        </text:list-item>
        <text:list-item>
          <text:p text:style-name="P28"><text:span text:style-name="T11">After </text:span><text:span text:style-name="T8">zkdemo.war</text:span><text:span text:style-name="T11"> is deployed you can visit it at, say, </text:span><text:a xlink:type="simple" xlink:href="http://localhost:8080/zkdemo-all/userguide"><text:span text:style-name="T13">http://localhost:8080/zkdemo/userguide</text:span></text:a><text:span text:style-name="T11">. The port number depends on how you installed your Web or application servers. Some application servers deploy only the EAR file. That is, you have to deploy </text:span><text:span text:style-name="T8">zkdemos.ear</text:span><text:span text:style-name="T11"> instead.</text:span></text:p>
        </text:list-item>
      </text:list>
      <text:h text:style-name="Heading_20_1" text:outline-level="1">3. Installation</text:h>
      <text:p text:style-name="P15">ZK consists of several libraries (the JAR files). There are two alternatives to install them.</text:p>
      <text:p text:style-name="P15">First, you can bundle them with your Web application. In other words, copy them to the <text:span text:style-name="T8">WEB-INF/lib</text:span> directory of your Web application. The benefit is that you can deploy your Web application to any Web server without configuring the Web server.</text:p>
      <text:p text:style-name="P15">Second, you can install them to your Web or application server. In other words, copy them to the shared directory of the Web or application server (for Tomcat, it is <text:span text:style-name="T8">shared/lib</text:span>). The benefit is that all Web applications deployed to the server can use ZK without bundled with ZK libraries. </text:p>
      <text:h text:style-name="Heading_20_2" text:outline-level="2">Alternative 1: Bundle ZK into Your Web Application</text:h>
      <text:p text:style-name="Text_20_body">By copying ZK libraries to your Web application (<text:span text:style-name="T8">WEB-INF/lib</text:span>), you can deploy your Web application to any Web or application server without configuring the server.</text:p>
      <text:p text:style-name="Heading_20_3">To bundle ZK libraries with the WAR file (the Web app<text:span text:style-name="T2">lication)</text:span></text:p>
      <text:list text:style-name="L2">
        <text:list-item>
          <text:p text:style-name="P29">Unc<text:span text:style-name="T2">ompress</text:span> <text:span text:style-name="T8">zk-bin-3.0.7.zip</text:span> or <text:span text:style-name="T8">zk-bin-3.0.7.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text:span text:style-name="T8">/WEB-INF/lib</text:span> directory in your Web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9">Unc<text:span text:style-name="T2">ompress</text:span> <text:span text:style-name="T8">zk-bin-3.0.7.zip</text:span> or <text:span text:style-name="T8">zk-bin-3.0.7.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root directory in your Java EE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h text:style-name="Heading_20_2" text:outline-level="2">Alternative 2: Ins<text:span text:style-name="T2">tall ZK to Be Shared by All Web Applications</text:span></text:h>
      <text:p text:style-name="P15">The way to install ZK libraries to the shared directory varies from one Web server to another.</text:p>
      <text:p text:style-name="Heading_20_3">Install ZK on Tomcat</text:p>
      <text:list text:style-name="L3">
        <text:list-item>
          <text:p text:style-name="P30">Download Tomcat from <text:a xlink:type="simple" xlink:href="http://tomcat.apache.org/"><text:span text:style-name="T13">http://tomcat.apache.org</text:span></text:a> and ins<text:span text:style-name="T2">tall it,</text:span> if you haven't ins<text:span text:style-name="T2">talled</text:span> it yet.</text:p>
        </text:list-item>
        <text:list-item>
          <text:p text:style-name="P30">Stop Tomcat.</text:p>
        </text:list-item>
        <text:list-item>
          <text:p text:style-name="P30">Unc<text:span text:style-name="T2">ompress</text:span> <text:span text:style-name="T8">zk-bin-3.0.7.zip</text:span> or <text:span text:style-name="T8">zk-bin-3.0.7.tar.gz</text:span></text:p>
        </text:list-item>
        <text:list-item>
          <text:p text:style-name="P30">Copy <text:span text:style-name="T8">dist/lib/*.jar, dis</text:span><text:span text:style-name="T7">t/lib/zkforge/*.jar,</text:span><text:span text:style-name="T8"> and dist/lib/ext/*.jar</text:span> to <text:span text:style-name="T8">$TOMCAT_HOME</text:span><text:span text:style-name="T8"><text:note text:id="ftn1" text:note-class="footnote"><text:note-citation>1</text:note-citation><text:note-body><text:p text:style-name="Footnote">$TOMCAT_HOME is where you installed Tomcat.</text:p></text:note-body></text:note></text:span><text:span text:style-name="T8">/shared/lib<text:line-break/></text:span><text:span text:style-name="T14">Libraries in </text:span><text:span text:style-name="T15">dis</text:span><text:span text:style-name="T16">t/lib/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0">Re-start Tomcat.</text:p>
        </text:list-item>
      </text:list>
      <text:p text:style-name="P31">Then, you can dep<text:span text:style-name="T2">loy your Web application, e.g., </text:span><text:span text:style-name="T7">demo/bin/zkdemo-min.war</text:span><text:span text:style-name="T2">, to Tomcat. </text:span>It can be done by use of the Tomcat manager, or by copying it to <text:span text:style-name="T8">$TOMCAT_HOME/webapps</text:span> directly. If you prefer to cop<text:span text:style-name="T2">y directly, you have to stop Tomcat first.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text:span></text:a><text:span text:style-name="T20"> depending on the configuration of your Web server. </text:span></text:p>
      <text:p text:style-name="Tip"><text:span text:style-name="T21">Not</text:span><text:span text:style-name="T22">e</text:span><text:span text:style-name="T23">: Tomcat 6.x, by default, doesn't load any classes from the </text:span><text:span text:style-name="T24">shared/lib</text:span><text:span text:style-name="T23"> directory. To enable it, you have to specify the following in the </text:span><text:span text:style-name="T24">conf/catalina.properties</text:span><text:span text:style-name="T23"> file:</text:span></text:p>
      <text:p text:style-name="Tip"><text:a xlink:type="simple" xlink:href="" text:style-name="Internet_20_link"><text:span text:style-name="T25"><text:tab/>shared.loader=${catalina.base}/shared/lib/*.jar</text:span></text:a></text:p>
      <text:p text:style-name="Heading_20_3">Install ZK on Jetty</text:p>
      <text:list text:style-name="L4">
        <text:list-item>
          <text:p text:style-name="P32">Download Jetty from <text:a xlink:type="simple" xlink:href="http://www.mortbay.org/jetty/index.html"><text:span text:style-name="T13">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26">http://docs.codehaus.org/display/JETTY/Jetty+Documentation</text:span></text:a></text:p></text:note-body></text:note>, if you haven't ins<text:span text:style-name="T2">talled it</text:span> yet.</text:p>
        </text:list-item>
        <text:list-item>
          <text:p text:style-name="P32">Stop Jetty.</text:p>
        </text:list-item>
        <text:list-item>
          <text:p text:style-name="P32">Unc<text:span text:style-name="T2">ompress</text:span> <text:span text:style-name="T8">zk-bin-3.0.7.zip</text:span> or <text:span text:style-name="T8">zk-bin-3.0.7.tar.gz</text:span></text:p>
        </text:list-item>
        <text:list-item>
          <text:p text:style-name="P33"><text:span text:style-name="T8">Copy dist/lib/*.jar, dis</text:span><text:span text:style-name="T7">t/lib/zkforge/*.jar,</text:span><text:span text:style-name="T8"> and dist/lib/ext/*.jar to $JETTY_HOME/ext <text:s text:c="57"/></text:span><text:span text:style-name="T14">Libraries in </text:span><text:span text:style-name="T15">dis</text:span><text:span text:style-name="T16">t/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2">Re-start Jetty.</text:p>
        </text:list-item>
      </text:list>
      <text:p text:style-name="P34">Then, you can dep<text:span text:style-name="T2">loy your Web application, e.g., </text:span><text:span text:style-name="T7">demo/bin/zkdemo-min.war</text:span><text:span text:style-name="T2">, to Jetty by copying it to </text:span><text:span text:style-name="T7">$JETTY_HOME/webapps</text:span><text:span text:style-name="T2"> directly. After deployed, you can run your Web application by visiting the corresponding URL, e.g.,</text:span><text:a xlink:type="simple" xlink:href="http://localhost/zkdemo/userguide"><text:span text:style-name="T27"> </text:span></text:a><text:a xlink:type="simple" xlink:href="http://localhost/zkdemo/userguide"><text:span text:style-name="T25">http://localhost:8080/zkdemo/userguide</text:span></text:a><text:a xlink:type="simple" xlink:href="http://localhost/zkdemo/userguide"><text:span text:style-name="T27">,</text:span></text:a><text:span text:style-name="T23"> depending on the configuration of your Web server.</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7">$TOMCAT_DIR/common/lib</text:span><text:span text:style-name="T2"> directory.</text:span></text:p>
      <text:h text:style-name="Heading_20_1" text:outline-level="1">4. The Content of Binary Distribution</text:h>
      <text:p text:style-name="P35">This chapter describes the content of zk-bin-3.0.7.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24">dojoz.jar</text:p>
          </table:table-cell>
          <table:table-cell table:style-name="Table5.B2" office:value-type="string">
            <text:p text:style-name="Table_20_Contents">Req<text:span text:style-name="T2">uired if you want to use ZK DOJO components.</text:span></text:p>
            <text:p text:style-name="P25">Version: 0.4.1_1</text:p>
          </table:table-cell>
        </table:table-row>
        <table:table-row>
          <table:table-cell table:style-name="Table5.A2" office:value-type="string">
            <text:p text:style-name="P24">fckez.jar</text:p>
          </table:table-cell>
          <table:table-cell table:style-name="Table5.B2" office:value-type="string">
            <text:p text:style-name="Table_20_Contents">Req<text:span text:style-name="T2">uired if you want to use ZK FCKeditor components.</text:span></text:p>
            <text:p text:style-name="P25">Version: 2.6.1_1</text:p>
          </table:table-cell>
        </table:table-row>
        <table:table-row>
          <table:table-cell table:style-name="Table5.A2" office:value-type="string">
            <text:p text:style-name="P24">gmapsz.jar</text:p>
          </table:table-cell>
          <table:table-cell table:style-name="Table5.B2" office:value-type="string">
            <text:p text:style-name="Table_20_Contents">Req<text:span text:style-name="T2">uired if you want to use ZK Google Maps components.</text:span></text:p>
            <text:p text:style-name="P25">Version: 2.0_8</text:p>
          </table:table-cell>
        </table:table-row>
        <table:table-row>
          <table:table-cell table:style-name="Table5.A2" office:value-type="string">
            <text:p text:style-name="P24">timelinez.jar</text:p>
          </table:table-cell>
          <table:table-cell table:style-name="Table5.B2" office:value-type="string">
            <text:p text:style-name="Table_20_Contents">Req<text:span text:style-name="T2">uired if you want to use ZK Timeline components.</text:span></text:p>
            <text:p text:style-name="P25">Version: 1.2_1</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4">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5">Version: Commons Fileupload 1.2.1 and Commons IO 1.3.1</text:p>
          </table:table-cell>
        </table:table-row>
        <table:table-row>
          <table:table-cell table:style-name="Table4.A2" office:value-type="string">
            <text:p text:style-name="P24">jcommon.jar<text:line-break/>jfreechar.jar</text:p>
          </table:table-cell>
          <table:table-cell table:style-name="Table4.B2" office:value-type="string">
            <text:p text:style-name="Table_20_Contents">Req<text:span text:style-name="T2">uired if you want to use ZUL's chart component.</text:span></text:p>
            <text:p text:style-name="P25">Version: <text:a xlink:type="simple" xlink:href="http://www.jfree.org/jfreechart/">JFreeChart</text:a> 1.0.9 and <text:a xlink:type="simple" xlink:href="http://www.jfree.org/jcommon">JCommon</text:a> 1.0.12</text:p>
            <text:p text:style-name="P36">[not available in the standard edition]</text:p>
          </table:table-cell>
        </table:table-row>
        <table:table-row>
          <table:table-cell table:style-name="Table4.A2" office:value-type="string">
            <text:p text:style-name="P24">jasperreports.jar<text:line-break/>itext.jar<text:line-break/>jxl.jar<text:line-break/>poi.jar<text:line-break/>com<text:span text:style-name="T2">mons-collections.jar<text:line-break/>commons-logging.jar</text:span></text:p>
          </table:table-cell>
          <table:table-cell table:style-name="Table4.B2" office:value-type="string">
            <text:p text:style-name="Table_20_Contents">Req<text:span text:style-name="T2">uired if you want to use the jasperreport component.</text:span></text:p>
            <text:p text:style-name="P25">Version: Jasper Reports 2.0.4<text:line-break/>(itext: 1.3.1, commons-collections: 2.1, commons-logging: 1.0.2, jxl: 2.6, poi: 3.0.1)</text:p>
            <text:p text:style-name="P25">Note: poi.jar is required if you want to use Apache POI to generate Microsoft Excel format. And, jxl.jar is required only if you want to use JExcelApi to generate the Microsoft Excel format.</text:p>
            <text:p text:style-name="P36">[not available in the standard edition]</text:p>
          </table:table-cell>
        </table:table-row>
        <table:table-row>
          <table:table-cell table:style-name="Table4.A2" office:value-type="string">
            <text:p text:style-name="P24">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8">BeanShell</text:span></text:a><text:span text:style-name="T2">).</text:span></text:p>
            <text:p text:style-name="P25">Version: <text:a xlink:type="simple" xlink:href="http://www.beanshell.org/">BeanShell</text:a> 2.0b4</text:p>
          </table:table-cell>
        </table:table-row>
        <table:table-row>
          <table:table-cell table:style-name="Table4.A2" office:value-type="string">
            <text:p text:style-name="P24">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8">Rhino</text:span></text:a><text:span text:style-name="T2">).</text:span></text:p>
            <text:p text:style-name="P25">Version: Rhino 1.6R5</text:p>
            <text:p text:style-name="P36">[not available in the standard and professional edition]</text:p>
          </table:table-cell>
        </table:table-row>
        <table:table-row>
          <table:table-cell table:style-name="Table4.A2" office:value-type="string">
            <text:p text:style-name="P24">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5">Version: <text:a xlink:type="simple" xlink:href="http://groovy.codehaus.org/">Groovy</text:a> 1.5.1 (groovy-all)</text:p>
            <text:p text:style-name="P36">[not available in the standard and professional edition]</text:p>
          </table:table-cell>
        </table:table-row>
        <table:table-row>
          <table:table-cell table:style-name="Table4.A2" office:value-type="string">
            <text:p text:style-name="P24">jruby.jar</text:p>
          </table:table-cell>
          <table:table-cell table:style-name="Table4.B2" office:value-type="string">
            <text:p text:style-name="Table_20_Contents">Req<text:span text:style-name="T2">uired if you want scripting in Ruby (</text:span><text:a xlink:type="simple" xlink:href="http://jruby.codehaus.org/"><text:span text:style-name="T28">JRuby</text:span></text:a><text:span text:style-name="T2">).</text:span></text:p>
            <text:p text:style-name="P25">Version: <text:a xlink:type="simple" xlink:href="http://jruby.codehaus.org/">JRuby</text:a> 1.0.1 (jruby-complete)</text:p>
            <text:p text:style-name="P36">[not available in the standard and professional edition]</text:p>
          </table:table-cell>
        </table:table-row>
        <table:table-row>
          <table:table-cell table:style-name="Table4.A2" office:value-type="string">
            <text:p text:style-name="P24">jython.jar</text:p>
          </table:table-cell>
          <table:table-cell table:style-name="Table4.B2" office:value-type="string">
            <text:p text:style-name="Table_20_Contents">Req<text:span text:style-name="T2">uired if you want scripting in Python (J</text:span><text:a xlink:type="simple" xlink:href="http://www.jython.org/">ython</text:a><text:span text:style-name="T2">).</text:span></text:p>
            <text:p text:style-name="P25">Version: <text:a xlink:type="simple" xlink:href="http://jruby.codehaus.org/"><text:span text:style-name="T28">J</text:span></text:a><text:a xlink:type="simple" xlink:href="http://www.jython.org/">ython</text:a> 2.2.1</text:p>
            <text:p text:style-name="P36">[not available in the standard and professional edition]</text:p>
          </table:table-cell>
        </table:table-row>
        <table:table-row>
          <table:table-cell table:style-name="Table4.A2" office:value-type="string">
            <text:p text:style-name="P24">Filters.jar</text:p>
          </table:table-cell>
          <table:table-cell table:style-name="Table4.B2" office:value-type="string">
            <text:p text:style-name="Table_20_Contents">Req<text:span text:style-name="T2">uired if you want to use the </text:span><text:span text:style-name="T7">captcha</text:span><text:span text:style-name="T2"> component.</text:span></text:p>
            <text:p text:style-name="P25">Version: JH Labs Java Image Filters</text:p>
            <text:p text:style-name="P36">[not available in the standard edition]</text:p>
          </table:table-cell>
        </table:table-row>
        <table:table-row>
          <table:table-cell table:style-name="Table4.A2" office:value-type="string">
            <text:p text:style-name="P24">mvel.jar</text:p>
          </table:table-cell>
          <table:table-cell table:style-name="Table4.B2" office:value-type="string">
            <text:p text:style-name="Table_20_Contents">Req<text:span text:style-name="T2">uired if you want to use MVEL to evaluate the expressions.</text:span></text:p>
            <text:p text:style-name="P25">Version: MVEL 1.2.21 (for Java 1.4 or above)</text:p>
            <text:p text:style-name="P36">[not available in the standard and professional edition]</text:p>
          </table:table-cell>
        </table:table-row>
        <table:table-row>
          <table:table-cell table:style-name="Table4.A2" office:value-type="string">
            <text:p text:style-name="P24">ognl.jar</text:p>
          </table:table-cell>
          <table:table-cell table:style-name="Table4.B2" office:value-type="string">
            <text:p text:style-name="Table_20_Contents">Req<text:span text:style-name="T2">uired if you want to use OGNL to evaluate the expressions.</text:span></text:p>
            <text:p text:style-name="P25">Version: OGNL 2.6.9</text:p>
            <text:p text:style-name="P36">[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7">zk-src-3.0.7.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7">This chapter describes the content of zk-demo-3.0.7.zip.</text:p>
      <text:h text:style-name="Heading_20_2" text:outline-level="2">/</text:h>
      <text:p text:style-name="Text_20_body_20_indent">This directory holds the executable: <text:span text:style-name="T8">zkdemo.war</text:span>, <text:span text:style-name="T8">zkdemo-min.war</text:span>, <text:span text:style-name="T8">zkdemos.ear</text:span> and <text:span text:style-name="T8">zkdemos-min.ear</text:span>. <text:span text:style-name="T2">Refer to the </text:span><text:span text:style-name="T29">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8">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Listener for cleanup when a session is destroyed&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2</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7-22T14:52:44</dc:date>
    <dc:language>en-US</dc:language>
    <meta:editing-cycles>1117</meta:editing-cycles>
    <meta:editing-duration>P3DT23H51M44S</meta:editing-duration>
    <meta:user-defined meta:name="Info 1"/>
    <meta:user-defined meta:name="Info 2"/>
    <meta:user-defined meta:name="Info 3"/>
    <meta:user-defined meta:name="Info 4"/>
    <meta:document-statistic meta:table-count="5" meta:image-count="2" meta:object-count="0" meta:page-count="16" meta:paragraph-count="315" meta:word-count="2667" meta:character-count="16811"/>
  </office:meta>
</office:document-meta>
</file>